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789cm" table:align="right"/>
    </style:style>
    <style:style style:name="Table3.A" style:family="table-column">
      <style:table-column-properties style:column-width="3.463cm"/>
    </style:style>
    <style:style style:name="Table3.B" style:family="table-column">
      <style:table-column-properties style:column-width="3.32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5.738cm" table:align="left"/>
    </style:style>
    <style:style style:name="Table4.A" style:family="table-column">
      <style:table-column-properties style:column-width="3.18cm"/>
    </style:style>
    <style:style style:name="Table4.B" style:family="table-column">
      <style:table-column-properties style:column-width="2.55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homa"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4.93cm"/>
        </style:tab-stops>
      </style:paragraph-properties>
      <style:text-properties style:font-name="Tahoma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ahoma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36600" style:font-name="Tahoma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ahoma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ahoma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Tahoma"/>
    </style:style>
    <style:style style:name="P10" style:family="paragraph" style:parent-style-name="Table_20_Contents">
      <style:paragraph-properties fo:text-align="center" style:justify-single-word="false"/>
      <style:text-properties style:font-name="Tahoma" fo:font-size="16pt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T1" style:family="text">
      <style:text-properties fo:color="#cc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6699" style:font-name="Trebuchet MS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7826" style:font-name="Trebuchet MS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<text:span text:style-name="T2">SALES REPORT <text:s/></text:span><text:s text:c="2"/>[post grd]</text:p>
            <text:p text:style-name="P9"/>
            <text:p text:style-name="P9">To [title] [name] [surname]</text:p>
            <text:p text:style-name="P9">[address 1]</text:p>
            <text:p text:style-name="P9">[address 2]</text:p>
            <text:p text:style-name="P9">[address 3]</text:p>
            <text:p text:style-name="P9">[post code] <text:s text:c="12"/><text:span text:style-name="T1">[country]</text:span></text:p>
            <text:p text:style-name="P9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WEIGHT g</text:p>
                </table:table-cell>
                <table:table-cell table:style-name="Table4.B1" office:value-type="string">
                  <text:p text:style-name="P9"/>
                </table:table-cell>
              </table:table-row>
              <table:table-row>
                <table:table-cell table:style-name="Table4.A2" office:value-type="string">
                  <text:p text:style-name="P9">CC PROCESSED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>
                <table:table-cell table:style-name="Table4.A2" office:value-type="string">
                  <text:p text:style-name="P9">DISPATCHED</text:p>
                </table:table-cell>
                <table:table-cell table:style-name="Table4.B2" office:value-type="string">
                  <text:p text:style-name="P9"/>
                </table:table-cell>
              </table:table-row>
              <table:table-row>
                <table:table-cell table:style-name="Table4.A2" office:value-type="string">
                  <text:p text:style-name="P9"/>
                </table:table-cell>
                <table:table-cell table:style-name="Table4.B2" office:value-type="string">
                  <text:p text:style-name="P9"/>
                </table:table-cell>
              </table:table-row>
              <table:table-row>
                <table:table-cell table:style-name="Table4.A2" office:value-type="string">
                  <text:p text:style-name="P9"/>
                </table:table-cell>
                <table:table-cell table:style-name="Table4.B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2">From <text:span text:style-name="T3">good</text:span><text:span text:style-name="T4">vitality</text:span> ltd. <text:s/></text:p>
      <text:p text:style-name="P1">2 Sharon Close, Crawley, <text:s/>Rh10 6QD</text:p>
      <text:p text:style-name="P1">tel. <text:s/>01293 446244 <text:s text:c="3"/><text:a xlink:type="simple" xlink:href="http://www.GoodVitalty.com/">www.GoodVitalty.com</text:a></text:p>
      <text:p text:style-name="P1"/>
      <text:p text:style-name="P1"/>
      <text:p text:style-name="P3"/>
      <text:p text:style-name="P4">SALES REPORT</text:p>
      <text:p text:style-name="P5">INVOICE NO: <text:s/>[invoice no]</text:p>
      <text:p text:style-name="P5">[date]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Code</text:p>
          </table:table-cell>
          <table:table-cell table:style-name="Table2.A1" office:value-type="string">
            <text:p text:style-name="P11">Quanitity</text:p>
          </table:table-cell>
          <table:table-cell table:style-name="Table2.A1" office:value-type="string">
            <text:p text:style-name="P11">product</text:p>
          </table:table-cell>
          <table:table-cell table:style-name="Table2.A1" office:value-type="string">
            <text:p text:style-name="P11">Unit price</text:p>
          </table:table-cell>
          <table:table-cell table:style-name="Table2.E1" office:value-type="string">
            <text:p text:style-name="P11">total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Sub total</text:p>
          </table:table-cell>
          <table:table-cell table:style-name="Table3.B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1">Discount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1">postage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1">Grand total</text:p>
          </table:table-cell>
          <table:table-cell table:style-name="Table3.B2" office:value-type="string">
            <text:p text:style-name="P10"/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yslop</meta:initial-creator>
    <meta:creation-date>2014-03-16T11:02:05</meta:creation-date>
    <dc:date>2014-03-16T11:47:06</dc:date>
    <dc:creator>Christopher Hyslop</dc:creator>
    <meta:editing-duration>PT11M17S</meta:editing-duration>
    <meta:editing-cycles>1</meta:editing-cycles>
    <meta:generator>OpenOffice/4.0.1$Unix OpenOffice.org_project/401m5$Build-9714</meta:generator>
    <meta:document-statistic meta:table-count="4" meta:image-count="0" meta:object-count="0" meta:page-count="1" meta:paragraph-count="24" meta:word-count="54" meta:character-count="361"/>
  </office:meta>
</office:document-meta>
</file>